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e181e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uviram do Ipiranga as margens plácidas<text:line-break/><text:span text:style-name="T3">De um povo heroico o brado retumbante</text:span><text:line-break/><text:span text:style-name="T1">E o sol da liberdade, em raios fúlgidos</text:span><text:line-break/>Brilhou no céu da pátria nesse insta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6:50:31.543785811</meta:creation-date>
    <dc:date>2020-01-16T16:51:05.842096559</dc:date>
    <meta:editing-duration>PT34S</meta:editing-duration>
    <meta:editing-cycles>1</meta:editing-cycles>
    <meta:generator>LibreOffice/6.0.5.2$Linux_X86_64 LibreOffice_project/00m0$Build-2</meta:generator>
    <meta:document-statistic meta:table-count="0" meta:image-count="0" meta:object-count="0" meta:page-count="1" meta:paragraph-count="1" meta:word-count="28" meta:character-count="157" meta:non-whitespace-character-count="130"/>
  </office:meta>
</office:document-meta>
</file>